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svg:stroke-color="#ff66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3333ff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66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6600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9" draw:id="id9" draw:layer="layout" svg:width="3.8cm" svg:height="1.1cm" svg:x="8.7cm" svg:y="0.7cm">
          <text:p text:style-name="P1"><text:span text:style-name="T1">1. 'Backlog' issue</text:span></text:p>
        </draw:rect>
        <draw:custom-shape draw:style-name="gr2" draw:text-style-name="P2" xml:id="id1" draw:id="id1" draw:layer="layout" svg:width="3.819cm" svg:height="2.5cm" svg:x="8.7cm" svg:y="2.6cm">
          <text:p text:style-name="P1"><text:span text:style-name="T1">2. Moet</text:span><text:span text:style-name="T1"><text:line-break/></text:span><text:span text:style-name="T1">het issue </text:span><text:span text:style-name="T1"><text:line-break/></text:span><text:span text:style-name="T1">opgepak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2" draw:id="id2" draw:layer="layout" svg:width="3.9cm" svg:height="1.1cm" svg:x="8.675cm" svg:y="27.2cm">
          <text:p text:style-name="P1"><text:span text:style-name="T1">11. Naar 'Done'</text:span></text:p>
        </draw:rect>
        <draw:connector draw:style-name="gr1" draw:text-style-name="P2" draw:layer="layout" draw:line-skew="4.4cm" svg:x1="12.519cm" svg:y1="3.85cm" svg:x2="12.575cm" svg:y2="27.75cm" draw:start-shape="id1" draw:start-glue-point="7" draw:end-shape="id2" svg:d="M12519 3850h4981v23900h-4925">
          <text:p text:style-name="P1"><text:span text:style-name="T1">Nee <text:s text:c="24"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</draw:connector>
        <draw:custom-shape draw:style-name="gr2" draw:text-style-name="P2" xml:id="id3" draw:id="id3" draw:layer="layout" svg:width="3.972cm" svg:height="2.6cm" svg:x="8.628cm" svg:y="5.9cm">
          <text:p text:style-name="P1"><text:span text:style-name="T1">3. Is het</text:span><text:span text:style-name="T1"><text:line-break/></text:span><text:span text:style-name="T1">een Uitleg</text:span><text:span text:style-name="T1"><text:line-break/></text:span><text:span text:style-name="T1">issue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svg:x1="10.61cm" svg:y1="5.1cm" svg:x2="10.614cm" svg:y2="5.9cm" draw:start-shape="id1" draw:start-glue-point="6" draw:end-shape="id3" draw:end-glue-point="4" svg:d="M10610 5100v401h4v399">
          <text:p text:style-name="P1"><text:span text:style-name="T1"><text:s text:c="6"/></text:span><text:span text:style-name="T1">Ja</text:span></text:p>
        </draw:connector>
        <draw:rect draw:style-name="gr1" draw:text-style-name="P2" xml:id="id4" draw:id="id4" draw:layer="layout" svg:width="3.8cm" svg:height="1.1cm" svg:x="8.7cm" svg:y="9.3cm">
          <text:p text:style-name="P1"><text:span text:style-name="T1">4. Naar 'In progress</text:span><text:span text:style-name="T1"><text:line-break/></text:span><text:span text:style-name="T1">Uitleg'</text:span></text:p>
        </draw:rect>
        <draw:connector draw:style-name="gr1" draw:text-style-name="P2" draw:layer="layout" svg:x1="10.614cm" svg:y1="8.5cm" svg:x2="10.6cm" svg:y2="9.3cm" draw:start-shape="id3" draw:start-glue-point="6" draw:end-shape="id4" draw:end-glue-point="0" svg:d="M10614 8500v401h-14v399">
          <text:p text:style-name="P1"><text:span text:style-name="T1"><text:s text:c="6"/></text:span><text:span text:style-name="T1">Ja</text:span></text:p>
        </draw:connector>
        <draw:custom-shape draw:style-name="gr2" draw:text-style-name="P2" xml:id="id5" draw:id="id5" draw:layer="layout" svg:width="4.372cm" svg:height="3.302cm" svg:x="8.428cm" svg:y="11.4cm">
          <text:p text:style-name="P1"><text:span text:style-name="T1">5. Is het</text:span><text:span text:style-name="T1"><text:line-break/></text:span><text:span text:style-name="T1">een Begrippenmodel</text:span><text:span text:style-name="T1"><text:line-break/></text:span><text:span text:style-name="T1">issue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svg:x1="10.6cm" svg:y1="10.4cm" svg:x2="10.614cm" svg:y2="11.4cm" draw:start-shape="id4" draw:start-glue-point="2" draw:end-shape="id5" draw:end-glue-point="4" svg:d="M10600 10400v500h14v500">
          <text:p text:style-name="P1"><text:span text:style-name="T1">Afgehandeld <text:s text:c="23"/></text:span></text:p>
        </draw:connector>
        <draw:connector draw:style-name="gr1" draw:text-style-name="P2" draw:layer="layout" draw:line-skew="1.174cm" svg:x1="12.6cm" svg:y1="7.2cm" svg:x2="12.8cm" svg:y2="13.051cm" draw:start-shape="id3" draw:start-glue-point="7" draw:end-shape="id5" draw:end-glue-point="7" svg:d="M12600 7200h1900v5851h-1700">
          <text:p text:style-name="P1"><text:span text:style-name="T1"><text:s/></text:span><text:span text:style-name="T1">Ne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</draw:connector>
        <draw:custom-shape draw:style-name="gr2" draw:text-style-name="P2" xml:id="id7" draw:id="id7" draw:layer="layout" svg:width="3.972cm" svg:height="2.6cm" svg:x="8.628cm" svg:y="17.9cm">
          <text:p text:style-name="P1"><text:span text:style-name="T1">7. Is het</text:span><text:span text:style-name="T1"><text:line-break/></text:span><text:span text:style-name="T1">een Metamodel</text:span><text:span text:style-name="T1"><text:line-break/></text:span><text:span text:style-name="T1">issue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6" draw:id="id6" draw:layer="layout" svg:width="4.4cm" svg:height="1.1cm" svg:x="8.4cm" svg:y="15.7cm">
          <text:p text:style-name="P1"><text:span text:style-name="T1">6. Naar 'In progress</text:span><text:span text:style-name="T1"><text:line-break/></text:span><text:span text:style-name="T1">Begrippenmodel'</text:span></text:p>
        </draw:rect>
        <draw:connector draw:style-name="gr1" draw:text-style-name="P2" draw:layer="layout" svg:x1="10.614cm" svg:y1="14.702cm" svg:x2="10.6cm" svg:y2="15.7cm" draw:start-shape="id5" draw:start-glue-point="6" draw:end-shape="id6" draw:end-glue-point="0" svg:d="M10614 14702v500h-14v498">
          <text:p text:style-name="P1"><text:span text:style-name="T1"><text:s text:c="6"/></text:span><text:span text:style-name="T1">Ja</text:span></text:p>
        </draw:connector>
        <draw:connector draw:style-name="gr1" draw:text-style-name="P2" draw:layer="layout" svg:x1="10.6cm" svg:y1="16.8cm" svg:x2="10.614cm" svg:y2="17.9cm" draw:start-shape="id6" draw:start-glue-point="2" draw:end-shape="id7" draw:end-glue-point="4" svg:d="M10600 16800v550h14v550">
          <text:p text:style-name="P1"><text:span text:style-name="T1"><text:s text:c="25"/></text:span><text:span text:style-name="T1">Afgehandeld!</text:span></text:p>
        </draw:connector>
        <draw:connector draw:style-name="gr1" draw:text-style-name="P2" draw:layer="layout" draw:line-skew="-0.627cm" svg:x1="8.428cm" svg:y1="13.051cm" svg:x2="8.628cm" svg:y2="19.2cm" draw:start-shape="id5" draw:start-glue-point="5" draw:end-shape="id7" draw:end-glue-point="5" svg:d="M8428 13051h-1152v6149h1352">
          <text:p text:style-name="P1"><text:span text:style-name="T1">Ne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</draw:connector>
        <draw:rect draw:style-name="gr1" draw:text-style-name="P2" xml:id="id10" draw:id="id10" draw:layer="layout" svg:width="4.4cm" svg:height="1.9cm" svg:x="1cm" svg:y="26.8cm">
          <text:p text:style-name="P1"><text:span text:style-name="T1">10. Creëer PR en </text:span><text:span text:style-name="T1"><text:line-break/></text:span><text:span text:style-name="T1">plaats deze in </text:span><text:span text:style-name="T1"><text:line-break/></text:span><text:span text:style-name="T1">'In review (PR's)'</text:span></text:p>
        </draw:rect>
        <draw:custom-shape draw:style-name="gr2" draw:text-style-name="P2" xml:id="id8" draw:id="id8" draw:layer="layout" svg:width="3.819cm" svg:height="2.5cm" svg:x="1.3cm" svg:y="23cm">
          <text:p text:style-name="P1"><text:span text:style-name="T1">9. Is PR nodi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7cm" svg:y1="9.85cm" svg:x2="3.21cm" svg:y2="23cm" draw:start-shape="id4" draw:start-glue-point="3" draw:end-shape="id8" draw:end-glue-point="4" svg:d="M8700 9850h-5490v13150">
          <text:p/>
        </draw:connector>
        <draw:connector draw:style-name="gr4" draw:text-style-name="P1" draw:layer="layout" svg:x1="10.6cm" svg:y1="1.8cm" svg:x2="10.61cm" svg:y2="2.6cm" draw:start-shape="id9" draw:start-glue-point="2" draw:end-shape="id1" draw:end-glue-point="4" svg:d="M10600 1800v400h10v400">
          <text:p/>
        </draw:connector>
        <draw:connector draw:style-name="gr5" draw:text-style-name="P2" draw:layer="layout" svg:x1="5.4cm" svg:y1="27.75cm" svg:x2="8.675cm" svg:y2="27.75cm" draw:start-shape="id10" draw:start-glue-point="1" draw:end-shape="id2" svg:d="M5400 27750h3275">
          <text:p text:style-name="P1"><text:span text:style-name="T1">Afgehandeld</text:span><text:span text:style-name="T1"><text:line-break/></text:span><text:span text:style-name="T1"><text:line-break/></text:span><text:span text:style-name="T1"/></text:p>
        </draw:connector>
        <draw:connector draw:style-name="gr5" draw:text-style-name="P2" draw:layer="layout" svg:x1="3.21cm" svg:y1="25.5cm" svg:x2="3.2cm" svg:y2="26.8cm" draw:start-shape="id8" draw:start-glue-point="6" draw:end-shape="id10" draw:end-glue-point="0" svg:d="M3210 25500v651h-10v649">
          <text:p text:style-name="P1"><text:span text:style-name="T1"><text:s text:c="6"/></text:span><text:span text:style-name="T1">Ja</text:span><text:span text:style-name="T1"><text:line-break/></text:span><text:span text:style-name="T1"/></text:p>
        </draw:connector>
        <draw:connector draw:style-name="gr1" draw:text-style-name="P2" xml:id="id12" draw:id="id12" draw:layer="layout" draw:line-skew="2.111cm" svg:x1="5.119cm" svg:y1="24.25cm" svg:x2="10.734cm" svg:y2="24.266cm" draw:start-shape="id8" draw:start-glue-point="7" svg:d="M5119 24250h5181v16h434">
          <text:p text:style-name="P1"><text:span text:style-name="T1">Nee <text:s text:c="32"/></text:span><text:span text:style-name="T1"><text:line-break/></text:span><text:span text:style-name="T1"><text:line-break/></text:span><text:span text:style-name="T1"/></text:p>
        </draw:connector>
        <draw:rect draw:style-name="gr1" draw:text-style-name="P2" xml:id="id11" draw:id="id11" draw:layer="layout" svg:width="4.198cm" svg:height="1.1cm" draw:transform="skewX (0.001745329251994) translate (8.502cm 21.5cm)">
          <text:p text:style-name="P1"><text:span text:style-name="T1">8. Naar 'In progress</text:span><text:span text:style-name="T1"><text:line-break/></text:span><text:span text:style-name="T1">Metamodel'</text:span></text:p>
        </draw:rect>
        <draw:connector draw:style-name="gr1" draw:text-style-name="P2" draw:layer="layout" svg:x1="10.614cm" svg:y1="20.5cm" svg:x2="10.601cm" svg:y2="21.5cm" draw:start-shape="id7" draw:start-glue-point="6" draw:end-shape="id11" draw:end-glue-point="0" svg:d="M10614 20500v501h-13v499">
          <text:p text:style-name="P1"><text:span text:style-name="T1"><text:s text:c="6"/></text:span><text:span text:style-name="T1">Ja</text:span></text:p>
        </draw:connector>
        <draw:connector draw:style-name="gr1" draw:text-style-name="P1" draw:layer="layout" svg:x1="10.599cm" svg:y1="22.6cm" svg:x2="10.625cm" svg:y2="27.2cm" draw:start-shape="id11" draw:start-glue-point="2" draw:end-shape="id2" draw:end-glue-point="0" svg:d="M10599 22600v2300h26v2300">
          <text:p text:style-name="P1"><text:s text:c="17"/><text:span text:style-name="T1">Afgehandeld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</draw:connector>
        <draw:connector draw:style-name="gr6" draw:text-style-name="P1" draw:layer="layout" svg:x1="8.5cm" svg:y1="22.05cm" svg:x2="3.21cm" svg:y2="23cm" draw:start-shape="id11" draw:start-glue-point="3" draw:end-shape="id8" draw:end-glue-point="4" svg:d="M8500 22050h-5290v950">
          <text:p/>
        </draw:connector>
        <draw:connector draw:style-name="gr6" draw:text-style-name="P1" draw:layer="layout" svg:x1="8.4cm" svg:y1="16.25cm" svg:x2="3.21cm" svg:y2="23cm" draw:start-shape="id6" draw:start-glue-point="3" draw:end-shape="id8" draw:end-glue-point="4" svg:d="M8400 16250h-5190v6750">
          <text:p/>
        </draw:connector>
        <draw:connector draw:style-name="gr1" draw:text-style-name="P2" draw:layer="layout" draw:line-skew="0.975cm" svg:x1="12.6cm" svg:y1="19.2cm" svg:x2="10.734cm" svg:y2="24.266cm" draw:start-shape="id7" draw:start-glue-point="7" draw:end-shape="id12" draw:end-glue-point="3" svg:d="M12600 19200h1500v5066h-3366">
          <text:p text:style-name="P1"><text:span text:style-name="T1"><text:s text:c="17"/></text:span><text:span text:style-name="T1">Ne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3333ff" draw:marker-start-width="0.28cm" draw:marker-start-center="false" draw:marker-end="Arrow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Melskens</meta:initial-creator>
    <meta:creation-date>2025-11-12T10:47:51.72</meta:creation-date>
    <dc:date>2025-11-12T17:13:28.68</dc:date>
    <dc:creator>Robert Melskens</dc:creator>
    <meta:editing-duration>PT54M50S</meta:editing-duration>
    <meta:editing-cycles>5</meta:editing-cycles>
    <meta:generator>OpenOffice/4.1.15$Win32 OpenOffice.org_project/4115m2$Build-9813</meta:generator>
    <meta:document-statistic meta:object-count="29"/>
  </office:meta>
</office:document-meta>
</file>